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6" style:family="table">
      <style:table-properties style:width="18.78cm" table:align="margins"/>
    </style:style>
    <style:style style:name="Tableau6.A" style:family="table-column">
      <style:table-column-properties style:column-width="3.298cm" style:rel-column-width="11510*"/>
    </style:style>
    <style:style style:name="Tableau6.B" style:family="table-column">
      <style:table-column-properties style:column-width="15.482cm" style:rel-column-width="5402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 style:master-page-name="">
      <style:paragraph-properties fo:margin-left="0cm" fo:margin-right="0.635cm" fo:text-indent="0cm" style:auto-text-indent="false" style:page-number="auto"/>
      <style:text-properties fo:font-size="8pt" officeooo:rsid="002b6cfd" officeooo:paragraph-rsid="00812c6b" style:font-size-asian="8pt" style:font-size-complex="8pt"/>
    </style:style>
    <style:style style:name="P2" style:family="paragraph" style:parent-style-name="Footer" style:master-page-name="">
      <style:paragraph-properties fo:margin-left="0cm" fo:margin-right="0.635cm" fo:text-indent="0cm" style:auto-text-indent="false" style:page-number="auto">
        <style:tab-stops>
          <style:tab-stop style:position="8.001cm" style:type="center"/>
          <style:tab-stop style:position="18.953cm" style:type="right"/>
        </style:tab-stops>
      </style:paragraph-properties>
      <style:text-properties fo:font-size="8pt" officeooo:rsid="002b6cfd" officeooo:paragraph-rsid="00628c95" style:font-size-asian="8pt" style:font-size-complex="8pt"/>
    </style:style>
    <style:style style:name="P3" style:family="paragraph" style:parent-style-name="Standard">
      <style:text-properties style:font-name="Arial2" officeooo:paragraph-rsid="00a9d095"/>
    </style:style>
    <style:style style:name="P4" style:family="paragraph" style:parent-style-name="Standard">
      <style:text-properties style:font-name="Arial2" officeooo:paragraph-rsid="00b02c72"/>
    </style:style>
    <style:style style:name="P5" style:family="paragraph" style:parent-style-name="Standard">
      <style:paragraph-properties style:shadow="none"/>
      <style:text-properties style:font-name="Arial2" officeooo:rsid="00a3c3ba" officeooo:paragraph-rsid="00a3c3ba"/>
    </style:style>
    <style:style style:name="P6" style:family="paragraph" style:parent-style-name="Standard">
      <style:paragraph-properties style:shadow="none"/>
      <style:text-properties style:font-name="Arial2" fo:font-size="14pt" style:text-underline-style="none" fo:font-weight="normal" officeooo:rsid="00501838" style:font-name-asian="Times New Roman1" style:font-size-asian="14pt" style:language-asian="en" style:country-asian="US" style:font-weight-asian="normal" style:font-size-complex="14pt" style:font-weight-complex="normal"/>
    </style:style>
    <style:style style:name="P7" style:family="paragraph" style:parent-style-name="Table_20_Contents">
      <style:text-properties style:font-name="Arial2"/>
    </style:style>
    <style:style style:name="P8" style:family="paragraph" style:parent-style-name="Table_20_Contents">
      <style:text-properties style:font-name="Arial2" officeooo:paragraph-rsid="00a9d095"/>
    </style:style>
    <style:style style:name="P9" style:family="paragraph" style:parent-style-name="Table_20_Contents">
      <style:text-properties style:font-name="Arial2" officeooo:rsid="00a9d095" officeooo:paragraph-rsid="00a9d095"/>
    </style:style>
    <style:style style:name="P10" style:family="paragraph" style:parent-style-name="Table_20_Contents">
      <style:text-properties style:font-name="Arial2" officeooo:rsid="00b02c72" officeooo:paragraph-rsid="00b02c72"/>
    </style:style>
    <style:style style:name="P11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2" officeooo:rsid="00a3c3ba"/>
    </style:style>
    <style:style style:name="P12" style:family="paragraph" style:parent-style-name="Standard" style:master-page-name="Standard">
      <style:paragraph-properties fo:text-align="center" style:justify-single-word="false" style:page-number="auto" fo:padding="0.049cm" fo:border="0.06pt solid #000000" style:shadow="none"/>
      <style:text-properties style:font-name="Arial2" fo:font-size="14pt" fo:font-weight="bold" officeooo:rsid="00a3c3ba" officeooo:paragraph-rsid="00b141b3" style:font-name-asian="Times New Roman1" style:font-size-asian="14pt" style:language-asian="en" style:country-asian="US" style:font-weight-asian="bold" style:font-size-complex="14pt"/>
    </style:style>
    <style:style style:name="T1" style:family="text">
      <style:text-properties officeooo:rsid="00a67ad1"/>
    </style:style>
    <style:style style:name="T2" style:family="text">
      <style:text-properties officeooo:rsid="001dfc84"/>
    </style:style>
    <style:style style:name="T3" style:family="text">
      <style:text-properties officeooo:rsid="004f6fdc"/>
    </style:style>
    <style:style style:name="T4" style:family="text">
      <style:text-properties officeooo:rsid="008eefce"/>
    </style:style>
    <style:style style:name="T5" style:family="text">
      <style:text-properties officeooo:rsid="00a9d095"/>
    </style:style>
    <style:style style:name="T6" style:family="text">
      <style:text-properties fo:font-style="italic" fo:font-weight="normal" officeooo:rsid="00af1cc5" style:font-style-asian="italic" style:font-weight-asian="normal" style:font-style-complex="italic" style:font-weight-complex="normal"/>
    </style:style>
    <style:style style:name="T7" style:family="text">
      <style:text-properties officeooo:rsid="00b02c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ETENCES <text:span text:style-name="T7">VISEES EN NSI</text:span></text:p>
      <text:p text:style-name="P11"/>
      <text:p text:style-name="P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rows-spanned="4" office:value-type="string">
            <text:p text:style-name="P9">ANA</text:p>
            <text:p text:style-name="P10">(Analyser)</text:p>
          </table:table-cell>
          <table:table-cell table:style-name="Tableau6.B1" office:value-type="string">
            <text:p text:style-name="P7"><text:span text:style-name="T5">A</text:span>nalyser et modéliser un problème en termes de flux et de traitement d’informations.</text:p>
          </table:table-cell>
        </table:table-row>
        <table:table-row>
          <table:covered-table-cell/>
          <table:table-cell table:style-name="Tableau6.B2" office:value-type="string">
            <text:p text:style-name="P3"><text:span text:style-name="T5">D</text:span>écomposer un problème en sous-problèmes.</text:p>
          </table:table-cell>
        </table:table-row>
        <table:table-row>
          <table:covered-table-cell/>
          <table:table-cell table:style-name="Tableau6.B2" office:value-type="string">
            <text:p text:style-name="P4"><text:span text:style-name="T7">R</text:span>econnaître des situations déjà analysées et réutiliser des solutions.</text:p>
          </table:table-cell>
        </table:table-row>
        <table:table-row>
          <table:covered-table-cell/>
          <table:table-cell table:style-name="Tableau6.B2" office:value-type="string">
            <text:p text:style-name="P8"><text:span text:style-name="T5">D</text:span>évelopper des capacités d’abstraction et de généralisation.</text:p>
          </table:table-cell>
        </table:table-row>
        <table:table-row>
          <table:table-cell table:style-name="Tableau6.A5" table:number-rows-spanned="3" office:value-type="string">
            <text:p text:style-name="P9">REA</text:p>
            <text:p text:style-name="P10">(Réaliser)</text:p>
          </table:table-cell>
          <table:table-cell table:style-name="Tableau6.B2" office:value-type="string">
            <text:p text:style-name="P8"><text:span text:style-name="T5">C</text:span>oncevoir des solutions algorithmiques</text:p>
          </table:table-cell>
        </table:table-row>
        <table:table-row>
          <table:covered-table-cell/>
          <table:table-cell table:style-name="Tableau6.B2" office:value-type="string">
            <text:p text:style-name="P3"><text:span text:style-name="T5">T</text:span>raduire un algorithme dans un langage de programmation, en spécifier les interfaces</text:p>
            <text:p text:style-name="P8">et les interactions.</text:p>
          </table:table-cell>
        </table:table-row>
        <table:table-row>
          <table:covered-table-cell/>
          <table:table-cell table:style-name="Tableau6.B2" office:value-type="string">
            <text:p text:style-name="P7"><text:span text:style-name="T5">F</text:span>aire preuve d’autonomie, d’initiative et de créativité</text:p>
          </table:table-cell>
        </table:table-row>
        <table:table-row>
          <table:table-cell table:style-name="Tableau6.A5" table:number-rows-spanned="2" office:value-type="string">
            <text:p text:style-name="P9">VAL</text:p>
            <text:p text:style-name="P10">(Valider)</text:p>
          </table:table-cell>
          <table:table-cell table:style-name="Tableau6.B2" office:value-type="string">
            <text:p text:style-name="P8"><text:span text:style-name="T5">D</text:span>évelopper des processus de mise au point et de validation de programmes</text:p>
          </table:table-cell>
        </table:table-row>
        <table:table-row>
          <table:covered-table-cell/>
          <table:table-cell table:style-name="Tableau6.B2" office:value-type="string">
            <text:p text:style-name="P8"><text:span text:style-name="T5">F</text:span>aire un usage responsable et critique de l’informatique</text:p>
          </table:table-cell>
        </table:table-row>
        <table:table-row>
          <table:table-cell table:style-name="Tableau6.A5" table:number-rows-spanned="3" office:value-type="string">
            <text:p text:style-name="P9">APP</text:p>
            <text:p text:style-name="P10">(s’Approprier)</text:p>
          </table:table-cell>
          <table:table-cell table:style-name="Tableau6.B2" office:value-type="string">
            <text:p text:style-name="P8"><text:span text:style-name="T5">C</text:span>omprendre et réutiliser des codes sources existants</text:p>
          </table:table-cell>
        </table:table-row>
        <table:table-row>
          <table:covered-table-cell/>
          <table:table-cell table:style-name="Tableau6.B2" office:value-type="string">
            <text:p text:style-name="P8"><text:span text:style-name="T5">R</text:span>echercher de l’information, partager des ressources</text:p>
          </table:table-cell>
        </table:table-row>
        <table:table-row>
          <table:covered-table-cell/>
          <table:table-cell table:style-name="Tableau6.B2" office:value-type="string">
            <text:p text:style-name="P3"><text:span text:style-name="T5">M</text:span>obiliser les concepts et les technologies utiles pour assurer les fonctions</text:p>
            <text:p text:style-name="P8">d’acquisition, de mémorisation, de traitement et de diffusion des informations</text:p>
          </table:table-cell>
        </table:table-row>
        <table:table-row>
          <table:table-cell table:style-name="Tableau6.A5" table:number-rows-spanned="2" office:value-type="string">
            <text:p text:style-name="P9">COM</text:p>
            <text:p text:style-name="P10">(Communiquer)</text:p>
          </table:table-cell>
          <table:table-cell table:style-name="Tableau6.B2" office:value-type="string">
            <text:p text:style-name="P3"><text:span text:style-name="T5">P</text:span>résenter un problème ou sa solution, développer une argumentation dans le cadre</text:p>
            <text:p text:style-name="P8">d’un débat</text:p>
          </table:table-cell>
        </table:table-row>
        <table:table-row>
          <table:covered-table-cell/>
          <table:table-cell table:style-name="Tableau6.B2" office:value-type="string">
            <text:p text:style-name="P8"><text:span text:style-name="T5">C</text:span>oopérer au sein d’une équipe dans le cadre d’un projet </text:p>
          </table:table-cell>
        </table:table-row>
      </table:table>
      <text:p text:style-name="P5"/>
      <text:p text:style-name="P6"><text:span text:style-name="Strong_20_Emphasis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r" fo:country="FR" style:letter-kerning="true" style:font-name-asian="SimSun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SimSun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ackground-color="transparent" style:shadow="none" fo:keep-with-next="always">
        <style:tab-stops>
          <style:tab-stop style:position="0.751cm"/>
          <style:tab-stop style:position="2.251cm"/>
          <style:tab-stop style:position="3.501cm"/>
          <style:tab-stop style:position="4.752cm"/>
          <style:tab-stop style:position="5.752cm"/>
          <style:tab-stop style:position="7.251cm"/>
          <style:tab-stop style:position="8.752cm"/>
          <style:tab-stop style:position="9.753cm"/>
          <style:tab-stop style:position="11.753cm"/>
          <style:tab-stop style:position="13.503cm"/>
          <style:tab-stop style:position="15.002cm"/>
        </style:tab-stops>
      </style:paragraph-properties>
      <style:text-properties style:font-name="Arial3" fo:font-family="Arial" style:font-style-name="Gras" style:font-family-generic="swiss" style:font-pitch="variable" fo:font-size="20pt" style:text-underline-style="solid" style:text-underline-width="auto" style:text-underline-color="font-color" fo:font-weight="bold" style:font-size-asian="22pt" style:font-weight-asian="bold" style:font-size-complex="10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Normal_20__28_Web_29_" style:display-name="Normal (Web)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fo:font-size="16pt" fo:font-weight="bold" style:font-size-asian="16pt" style:language-asian="ar" style:country-asian="SA" style:font-weight-asian="bold" style:font-size-complex="16pt" style:font-weight-complex="bold" fo:hyphenate="false" fo:hyphenation-remain-char-count="2" fo:hyphenation-push-char-count="2" loext:hyphenation-no-caps="false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loext:contextual-spacing="false" fo:text-align="center" style:justify-single-word="false"/>
      <style:text-properties style:font-name="Arial1" fo:font-family="Arial" style:font-family-generic="roman" style:font-pitch="variable" fo:font-size="14pt" fo:font-style="italic" style:font-size-asian="14pt" style:language-asian="zh" style:country-asian="CN" style:font-style-asian="italic" style:font-name-complex="Arial4" style:font-family-complex="Arial" style:font-family-generic-complex="system" style:font-pitch-complex="variable" style:font-size-complex="14pt" style:font-style-complex="italic"/>
    </style:style>
    <style:style style:name="m10" style:family="paragraph" style:parent-style-name="Standard"/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4c3aa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953cm" fo:margin-right="0cm" fo:margin-top="0.282cm" fo:margin-bottom="0cm" loext:contextual-spacing="false" fo:line-height="100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cm" fo:margin-bottom="0cm" loext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4c3aa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0.282cm" fo:margin-bottom="0cm" loext:contextual-spacing="false" fo:line-height="100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32pt" fo:font-style="normal" fo:text-shadow="1pt 1pt" style:text-underline-style="none" fo:font-weight="normal" style:letter-kerning="true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ffff00" draw:opacity="100%"/>
      <style:paragraph-properties fo:orphans="0" fo:widows="0" fo:background-color="#ffff00"/>
      <style:text-properties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1" style:list-style-name="List_20_1" style:class="text">
      <style:paragraph-properties fo:margin-top="0.353cm" fo:margin-bottom="0.212cm" loext:contextual-spacing="false" text:number-lines="true" text:line-number="0"/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" style:family="paragraph" style:parent-style-name="Standard" style:default-outline-level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rial_20_" style:display-name="arial " style:family="paragraph" style:parent-style-name="Preformatted_20_Text">
      <style:text-properties fo:color="#000000" style:font-name="Arial2" fo:font-family="Arial" style:font-family-generic="swiss" officeooo:rsid="0084398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imSun" style:font-family-asian="SimSun" style:font-family-generic-asian="system" style:font-pitch-asian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/>
    <style:style style:name="Titre_20_5_20_Car" style:display-name="Titre 5 Car" style:family="text" style:parent-style-name="Default_20_Paragraph_20_Font"/>
    <style:style style:name="Titre_20_6_20_Car" style:display-name="Titre 6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ollowedHyperlink" style:family="text" style:parent-style-name="Default_20_Paragraph_20_Font"/>
    <style:style style:name="Titre_20_Car" style:display-name="Titre Car" style:family="text" style:parent-style-name="Default_20_Paragraph_20_Font"/>
    <style:style style:name="Sous-titre_20_Car" style:display-name="Sous-titre Car" style:family="text" style:parent-style-name="Default_20_Paragraph_20_Font"/>
    <style:style style:name="goog_5f_qs-tidbit_20_goog_5f_qs-tidbit-0" style:display-name="goog_qs-tidbit goog_qs-tidbit-0" style:family="text" style:parent-style-name="Default_20_Paragraph_20_Font"/>
    <style:style style:name="Placeholder_20_Text" style:display-name="Placeholder Text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long-titl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PMingLiU" style:font-family-asian="PMingLiU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1pt" fo:font-style="italic" fo:font-weight="bold" style:font-name-asian="PMingLiU" style:font-family-asian="PMingLiU" style:font-family-generic-asian="system" style:font-pitch-asian="variable" style:font-size-asian="11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Num1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Garamond" style:font-style-name="Normal" style:font-family-generic="roman" style:font-pitch="variable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519cm" fo:text-indent="-0.318cm" fo:margin-left="3.519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329cm" fo:text-indent="-0.318cm" fo:margin-left="7.32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599cm" fo:text-indent="-0.635cm" fo:margin-left="8.59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869cm" fo:text-indent="-0.635cm" fo:margin-left="9.869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139cm" fo:text-indent="-0.318cm" fo:margin-left="11.1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155cm" fo:text-indent="-0.635cm" fo:margin-left="9.1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425cm" fo:text-indent="-0.635cm" fo:margin-left="10.4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695cm" fo:text-indent="-0.635cm" fo:margin-left="11.6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.635cm" fo:text-indent="0cm" style:auto-text-indent="false" style:page-number="auto"/>
      <style:text-properties fo:font-size="8pt" officeooo:rsid="002b6cfd" officeooo:paragraph-rsid="00812c6b" style:font-size-asian="8pt" style:font-size-complex="8pt"/>
    </style:style>
    <style:style style:name="MP2" style:family="paragraph" style:parent-style-name="Footer" style:master-page-name="">
      <style:paragraph-properties fo:margin-left="0cm" fo:margin-right="0.635cm" fo:text-indent="0cm" style:auto-text-indent="false" style:page-number="auto">
        <style:tab-stops>
          <style:tab-stop style:position="8.001cm" style:type="center"/>
          <style:tab-stop style:position="18.953cm" style:type="right"/>
        </style:tab-stops>
      </style:paragraph-properties>
      <style:text-properties fo:font-size="8pt" officeooo:rsid="002b6cfd" officeooo:paragraph-rsid="00628c95" style:font-size-asian="8pt" style:font-size-complex="8pt"/>
    </style:style>
    <style:style style:name="MT1" style:family="text">
      <style:text-properties officeooo:rsid="00a67ad1"/>
    </style:style>
    <style:style style:name="MT2" style:family="text">
      <style:text-properties officeooo:rsid="001dfc84"/>
    </style:style>
    <style:style style:name="MT3" style:family="text">
      <style:text-properties officeooo:rsid="004f6fdc"/>
    </style:style>
    <style:style style:name="MT4" style:family="text">
      <style:text-properties officeooo:rsid="008eefce"/>
    </style:style>
    <style:page-layout style:name="Mpm1">
      <style:page-layout-properties fo:page-width="21.001cm" fo:page-height="29.7cm" style:num-format="1" style:print-orientation="portrait" fo:margin-top="0.951cm" fo:margin-bottom="1.251cm" fo:margin-left="1.27cm" fo:margin-right="0.951cm" fo:background-color="transparent" style:writing-mode="lr-tb" style:layout-grid-color="#c0c0c0" style:layout-grid-lines="27498" style:layout-grid-base-height="0.423cm" style:layout-grid-ruby-height="0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1_</text:span>I<text:span text:style-name="MT1">HM</text:span>_<text:span text:style-name="MT1">Web</text:span><text:tab/><text:tab/><text:tab/> <text:s text:c="4"/>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  <style:footer-left>
        <text:p text:style-name="MP2">I<text:span text:style-name="MT3">C</text:span>N_<text:span text:style-name="MT4">Javascript</text:span><text:tab/><text:tab/> <text:s text:c="4"/><text:span text:style-name="MT2">page </text:span><text:span text:style-name="MT2"><text:page-number text:select-page="current">0</text:page-number></text:span><text:span text:style-name="MT2">/</text:span><text:span text:style-name="MT2"><text:page-count>1</text:page-count></text:span></text:p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ERMINALE S –Elèves-CHAP 5</dc:title>
    <meta:initial-creator>PAGEAUD</meta:initial-creator>
    <meta:editing-cycles>124</meta:editing-cycles>
    <meta:print-date>2012-12-18T09:04:00</meta:print-date>
    <meta:creation-date>2013-02-28T17:23:00</meta:creation-date>
    <dc:date>2020-07-21T18:12:35.115529946</dc:date>
    <meta:editing-duration>PT11H17S</meta:editing-duration>
    <meta:generator>LibreOffice/6.4.4.2$Linux_X86_64 LibreOffice_project/40$Build-2</meta:generator>
    <meta:document-statistic meta:table-count="1" meta:image-count="0" meta:object-count="0" meta:page-count="1" meta:paragraph-count="30" meta:word-count="158" meta:character-count="1134" meta:non-whitespace-character-count="992"/>
    <meta:template xlink:type="simple" xlink:actuate="onRequest" xlink:title="Normal" xlink:href=""/>
  </office:meta>
</office:document-meta>
</file>